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3236in" fo:break-before="auto" style:use-optimal-row-height="true"/>
    </style:style>
    <style:style style:name="ro2" style:family="table-row">
      <style:table-row-properties style:row-height="0.9409in" fo:break-before="auto" style:use-optimal-row-height="true"/>
    </style:style>
    <style:style style:name="ro3" style:family="table-row">
      <style:table-row-properties style:row-height="0.7866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1.5583in" fo:break-before="auto" style:use-optimal-row-height="true"/>
    </style:style>
    <style:style style:name="ro7" style:family="table-row">
      <style:table-row-properties style:row-height="0.478in" fo:break-before="auto" style:use-optimal-row-height="true"/>
    </style:style>
    <style:style style:name="ro8" style:family="table-row">
      <style:table-row-properties style:row-height="0.6327in" fo:break-before="auto" style:use-optimal-row-height="fals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1.712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2"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2"/>
        </table:table-row>
        <table:table-row table:style-name="ro1">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2"/>
        </table:table-row>
        <table:table-row table:style-name="ro2">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2"/>
        </table:table-row>
        <table:table-row table:style-name="ro2">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2"/>
        </table:table-row>
        <table:table-row table:style-name="ro3">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2"/>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2"/>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2"/>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9"/>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2"/>
        </table:table-row>
        <table:table-row table:style-name="ro3">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2"/>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2"/>
        </table:table-row>
        <table:table-row table:style-name="ro6">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2"/>
        </table:table-row>
        <table:table-row table:style-name="ro7">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2"/>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2"/>
        </table:table-row>
        <table:table-row table:style-name="ro3">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2"/>
        </table:table-row>
        <table:table-row table:style-name="ro3">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2"/>
        </table:table-row>
        <table:table-row table:style-name="ro3">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2"/>
        </table:table-row>
        <table:table-row table:style-name="ro3">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2"/>
        </table:table-row>
        <table:table-row table:style-name="ro3">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2"/>
        </table:table-row>
        <table:table-row table:style-name="ro3">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2"/>
        </table:table-row>
        <table:table-row table:style-name="ro6">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2"/>
        </table:table-row>
        <table:table-row table:style-name="ro6">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2"/>
        </table:table-row>
        <table:table-row table:style-name="ro6">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2"/>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2"/>
        </table:table-row>
        <table:table-row table:style-name="ro7">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2"/>
        </table:table-row>
        <table:table-row table:style-name="ro7">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2"/>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2"/>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2"/>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2"/>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2"/>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2"/>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2"/>
        </table:table-row>
        <table:table-row table:style-name="ro7">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2"/>
        </table:table-row>
        <table:table-row table:style-name="ro7">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2"/>
        </table:table-row>
        <table:table-row table:style-name="ro7">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2"/>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2"/>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2"/>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2"/>
        </table:table-row>
        <table:table-row table:style-name="ro2">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2"/>
        </table:table-row>
        <table:table-row table:style-name="ro2">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2"/>
        </table:table-row>
        <table:table-row table:style-name="ro2">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2"/>
        </table:table-row>
        <table:table-row table:style-name="ro3">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2"/>
        </table:table-row>
        <table:table-row table:style-name="ro3">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2"/>
        </table:table-row>
        <table:table-row table:style-name="ro3">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2"/>
        </table:table-row>
        <table:table-row table:style-name="ro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2"/>
        </table:table-row>
        <table:table-row table:style-name="ro2">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2"/>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2"/>
        </table:table-row>
        <table:table-row table:style-name="ro3">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2"/>
        </table:table-row>
        <table:table-row table:style-name="ro7">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2"/>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2"/>
        </table:table-row>
        <table:table-row table:style-name="ro11">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2"/>
        </table:table-row>
        <table:table-row table:style-name="ro7">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2"/>
        </table:table-row>
        <table:table-row table:style-name="ro7">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2"/>
        </table:table-row>
        <table:table-row table:style-name="ro7">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2"/>
        </table:table-row>
        <table:table-row table:style-name="ro7">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2"/>
        </table:table-row>
        <table:table-row table:style-name="ro7">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2"/>
        </table:table-row>
        <table:table-row table:style-name="ro7">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2"/>
        </table:table-row>
        <table:table-row table:style-name="ro6">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2"/>
        </table:table-row>
        <table:table-row table:style-name="ro6">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2"/>
        </table:table-row>
        <table:table-row table:style-name="ro6">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2"/>
        </table:table-row>
        <table:table-row table:style-name="ro7">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2"/>
        </table:table-row>
        <table:table-row table:style-name="ro7">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2"/>
        </table:table-row>
        <table:table-row table:style-name="ro7">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2"/>
        </table:table-row>
        <table:table-row table:style-name="ro7">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2"/>
        </table:table-row>
        <table:table-row table:style-name="ro7">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2"/>
        </table:table-row>
        <table:table-row table:style-name="ro7">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2"/>
        </table:table-row>
        <table:table-row table:style-name="ro3">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2"/>
        </table:table-row>
        <table:table-row table:style-name="ro3">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2"/>
        </table:table-row>
        <table:table-row table:style-name="ro3">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2"/>
        </table:table-row>
        <table:table-row table:style-name="ro7">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2"/>
        </table:table-row>
        <table:table-row table:style-name="ro7">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2"/>
        </table:table-row>
        <table:table-row table:style-name="ro7">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2"/>
        </table:table-row>
        <table:table-row table:style-name="ro3">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2"/>
        </table:table-row>
        <table:table-row table:style-name="ro3">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2"/>
        </table:table-row>
        <table:table-row table:style-name="ro3">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2"/>
        </table:table-row>
        <table:table-row table:style-name="ro11">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2"/>
        </table:table-row>
        <table:table-row table:style-name="ro11">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2"/>
        </table:table-row>
        <table:table-row table:style-name="ro11">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2"/>
        </table:table-row>
        <table:table-row table:style-name="ro9">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2"/>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2"/>
        </table:table-row>
        <table:table-row table:style-name="ro2">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2"/>
        </table:table-row>
        <table:table-row table:style-name="ro2">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2"/>
        </table:table-row>
        <table:table-row table:style-name="ro9">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2"/>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2"/>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2"/>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2"/>
        </table:table-row>
        <table:table-row table:style-name="ro7">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2"/>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2"/>
        </table:table-row>
        <table:table-row table:style-name="ro6">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2"/>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2"/>
        </table:table-row>
        <table:table-row table:style-name="ro3">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2"/>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2"/>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2"/>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2"/>
        </table:table-row>
        <table:table-row table:style-name="ro7">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2"/>
        </table:table-row>
        <table:table-row table:style-name="ro7">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2"/>
        </table:table-row>
        <table:table-row table:style-name="ro7">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2"/>
        </table:table-row>
        <table:table-row table:style-name="ro9">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2"/>
        </table:table-row>
        <table:table-row table:style-name="ro9">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2"/>
        </table:table-row>
        <table:table-row table:style-name="ro9">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2"/>
        </table:table-row>
        <table:table-row table:style-name="ro3">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2"/>
        </table:table-row>
        <table:table-row table:style-name="ro3">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2"/>
        </table:table-row>
        <table:table-row table:style-name="ro3">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2"/>
        </table:table-row>
        <table:table-row table:style-name="ro7">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2"/>
        </table:table-row>
        <table:table-row table:style-name="ro7">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2"/>
        </table:table-row>
        <table:table-row table:style-name="ro7">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2"/>
        </table:table-row>
        <table:table-row table:style-name="ro7">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2"/>
        </table:table-row>
        <table:table-row table:style-name="ro7">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2"/>
        </table:table-row>
        <table:table-row table:style-name="ro7">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2"/>
        </table:table-row>
        <table:table-row table:style-name="ro7">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2"/>
        </table:table-row>
        <table:table-row table:style-name="ro7">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2"/>
        </table:table-row>
        <table:table-row table:style-name="ro7">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2"/>
        </table:table-row>
        <table:table-row table:style-name="ro7">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2"/>
        </table:table-row>
        <table:table-row table:style-name="ro7">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2"/>
        </table:table-row>
        <table:table-row table:style-name="ro7">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2"/>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2"/>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2"/>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2"/>
        </table:table-row>
        <table:table-row table:style-name="ro7">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2"/>
        </table:table-row>
        <table:table-row table:style-name="ro7">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2"/>
        </table:table-row>
        <table:table-row table:style-name="ro10">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2"/>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table:table-cell office:value-type="string" calcext:value-type="string">
            <text:p>**Once per tur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2"/>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2"/>
        </table:table-row>
        <table:table-row table:style-name="ro3">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2"/>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2"/>
        </table:table-row>
        <table:table-row table:style-name="ro2">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2"/>
        </table:table-row>
        <table:table-row table:style-name="ro11">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2"/>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2"/>
        </table:table-row>
        <table:table-row table:style-name="ro3">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2"/>
        </table:table-row>
        <table:table-row table:style-name="ro3">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2"/>
        </table:table-row>
        <table:table-row table:style-name="ro3">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2"/>
        </table:table-row>
        <table:table-row table:style-name="ro7">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2"/>
        </table:table-row>
        <table:table-row table:style-name="ro7">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2"/>
        </table:table-row>
        <table:table-row table:style-name="ro7">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2"/>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2"/>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2"/>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2"/>
        </table:table-row>
        <table:table-row table:style-name="ro7">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2"/>
        </table:table-row>
        <table:table-row table:style-name="ro7">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2"/>
        </table:table-row>
        <table:table-row table:style-name="ro7">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2"/>
        </table:table-row>
        <table:table-row table:style-name="ro2">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2"/>
        </table:table-row>
        <table:table-row table:style-name="ro2">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2"/>
        </table:table-row>
        <table:table-row table:style-name="ro2">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2"/>
        </table:table-row>
        <table:table-row table:style-name="ro2">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2"/>
        </table:table-row>
        <table:table-row table:style-name="ro2">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2"/>
        </table:table-row>
        <table:table-row table:style-name="ro2">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2"/>
        </table:table-row>
        <table:table-row table:style-name="ro7">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2"/>
        </table:table-row>
        <table:table-row table:style-name="ro7">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2"/>
        </table:table-row>
        <table:table-row table:style-name="ro7">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2"/>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2"/>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2"/>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2"/>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2"/>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2"/>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2"/>
        </table:table-row>
        <table:table-row table:style-name="ro6">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2"/>
        </table:table-row>
        <table:table-row table:style-name="ro7">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2"/>
        </table:table-row>
        <table:table-row table:style-name="ro7">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2"/>
        </table:table-row>
        <table:table-row table:style-name="ro7">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2"/>
        </table:table-row>
        <table:table-row table:style-name="ro7">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2"/>
        </table:table-row>
        <table:table-row table:style-name="ro7">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2"/>
        </table:table-row>
        <table:table-row table:style-name="ro7">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2"/>
        </table:table-row>
        <table:table-row table:style-name="ro7">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2"/>
        </table:table-row>
        <table:table-row table:style-name="ro7">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2"/>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2"/>
        </table:table-row>
        <table:table-row table:style-name="ro9">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2"/>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2"/>
        </table:table-row>
        <table:table-row table:style-name="ro7">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2"/>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2"/>
        </table:table-row>
        <table:table-row table:style-name="ro9">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2"/>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2"/>
        </table:table-row>
        <table:table-row table:style-name="ro7">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2"/>
        </table:table-row>
        <table:table-row table:style-name="ro7">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2"/>
        </table:table-row>
        <table:table-row table:style-name="ro7">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2"/>
        </table:table-row>
        <table:table-row table:style-name="ro7">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2"/>
        </table:table-row>
        <table:table-row table:style-name="ro7">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2"/>
        </table:table-row>
        <table:table-row table:style-name="ro7">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2"/>
        </table:table-row>
        <table:table-row table:style-name="ro7">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2"/>
        </table:table-row>
        <table:table-row table:style-name="ro7">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2"/>
        </table:table-row>
        <table:table-row table:style-name="ro7">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2"/>
        </table:table-row>
        <table:table-row table:style-name="ro7">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2"/>
        </table:table-row>
        <table:table-row table:style-name="ro7">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2"/>
        </table:table-row>
        <table:table-row table:style-name="ro7">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2"/>
        </table:table-row>
        <table:table-row table:style-name="ro7">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2"/>
        </table:table-row>
        <table:table-row table:style-name="ro7">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2"/>
        </table:table-row>
        <table:table-row table:style-name="ro7">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2"/>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2"/>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2"/>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2"/>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2"/>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2"/>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2"/>
        </table:table-row>
        <table:table-row table:style-name="ro9">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2"/>
        </table:table-row>
        <table:table-row table:style-name="ro9">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2"/>
        </table:table-row>
        <table:table-row table:style-name="ro9">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2"/>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2"/>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2"/>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2"/>
        </table:table-row>
        <table:table-row table:style-name="ro7">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2"/>
        </table:table-row>
        <table:table-row table:style-name="ro7">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2"/>
        </table:table-row>
        <table:table-row table:style-name="ro7">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2"/>
        </table:table-row>
        <table:table-row table:style-name="ro3">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2"/>
        </table:table-row>
        <table:table-row table:style-name="ro3">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2"/>
        </table:table-row>
        <table:table-row table:style-name="ro3">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2"/>
        </table:table-row>
        <table:table-row table:style-name="ro2">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2"/>
        </table:table-row>
        <table:table-row table:style-name="ro2">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2"/>
        </table:table-row>
        <table:table-row table:style-name="ro2">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2"/>
        </table:table-row>
        <table:table-row table:style-name="ro7">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2"/>
        </table:table-row>
        <table:table-row table:style-name="ro7">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2"/>
        </table:table-row>
        <table:table-row table:style-name="ro7">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2"/>
        </table:table-row>
        <table:table-row table:style-name="ro9">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2"/>
        </table:table-row>
        <table:table-row table:style-name="ro9">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2"/>
        </table:table-row>
        <table:table-row table:style-name="ro9">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2"/>
        </table:table-row>
        <table:table-row table:style-name="ro2">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2"/>
        </table:table-row>
        <table:table-row table:style-name="ro2">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2"/>
        </table:table-row>
        <table:table-row table:style-name="ro2">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2"/>
        </table:table-row>
        <table:table-row table:style-name="ro2">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2"/>
        </table:table-row>
        <table:table-row table:style-name="ro2">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2"/>
        </table:table-row>
        <table:table-row table:style-name="ro2">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2"/>
        </table:table-row>
        <table:table-row table:style-name="ro7">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2"/>
        </table:table-row>
        <table:table-row table:style-name="ro7">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2"/>
        </table:table-row>
        <table:table-row table:style-name="ro7">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2"/>
        </table:table-row>
        <table:table-row table:style-name="ro7">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2"/>
        </table:table-row>
        <table:table-row table:style-name="ro7">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2"/>
        </table:table-row>
        <table:table-row table:style-name="ro7">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2"/>
        </table:table-row>
        <table:table-row table:style-name="ro7">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2"/>
        </table:table-row>
        <table:table-row table:style-name="ro7">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2"/>
        </table:table-row>
        <table:table-row table:style-name="ro7">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2"/>
        </table:table-row>
        <table:table-row table:style-name="ro9">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2"/>
        </table:table-row>
        <table:table-row table:style-name="ro9">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2"/>
        </table:table-row>
        <table:table-row table:style-name="ro9">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2"/>
        </table:table-row>
        <table:table-row table:style-name="ro2">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2"/>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2"/>
        </table:table-row>
        <table:table-row table:style-name="ro2">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2"/>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2"/>
        </table:table-row>
        <table:table-row table:style-name="ro1">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table:number-columns-repeated="17"/>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1000"/>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17"/>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1000"/>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17"/>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1000"/>
        </table:table-row>
        <table:table-row table:style-name="ro1">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17"/>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1000"/>
        </table:table-row>
        <table:table-row table:style-name="ro1">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17"/>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1000"/>
        </table:table-row>
        <table:table-row table:style-name="ro1">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17"/>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1000"/>
        </table:table-row>
        <table:table-row table:style-name="ro1">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17"/>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1000"/>
        </table:table-row>
        <table:table-row table:style-name="ro1">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table:number-columns-repeated="17"/>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1000"/>
        </table:table-row>
        <table:table-row table:style-name="ro1">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table:number-columns-repeated="17"/>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1000"/>
        </table:table-row>
        <table:table-row table:style-name="ro1">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table:number-columns-repeated="17"/>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1000"/>
        </table:table-row>
        <table:table-row table:style-name="ro1">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table:number-columns-repeated="17"/>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1000"/>
        </table:table-row>
        <table:table-row table:style-name="ro1">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table:number-columns-repeated="17"/>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1000"/>
        </table:table-row>
        <table:table-row table:style-name="ro1">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17"/>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1000"/>
        </table:table-row>
        <table:table-row table:style-name="ro1">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table:number-columns-repeated="17"/>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1000"/>
        </table:table-row>
        <table:table-row table:style-name="ro1">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table:number-columns-repeated="17"/>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1000"/>
        </table:table-row>
        <table:table-row table:style-name="ro1">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table:number-columns-repeated="17"/>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1000"/>
        </table:table-row>
        <table:table-row table:style-name="ro1">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table:number-columns-repeated="17"/>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1000"/>
        </table:table-row>
        <table:table-row table:style-name="ro1">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table:number-columns-repeated="17"/>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1000"/>
        </table:table-row>
        <table:table-row table:style-name="ro1">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table:number-columns-repeated="17"/>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1000"/>
        </table:table-row>
        <table:table-row table:style-name="ro1">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table:number-columns-repeated="17"/>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1000"/>
        </table:table-row>
        <table:table-row table:style-name="ro1">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table:number-columns-repeated="17"/>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1000"/>
        </table:table-row>
        <table:table-row table:style-name="ro1">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17"/>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1000"/>
        </table:table-row>
        <table:table-row table:style-name="ro1">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table:number-columns-repeated="17"/>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1000"/>
        </table:table-row>
        <table:table-row table:style-name="ro1">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table:number-columns-repeated="17"/>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1000"/>
        </table:table-row>
        <table:table-row table:style-name="ro1">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17"/>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1000"/>
        </table:table-row>
        <table:table-row table:style-name="ro1">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table:number-columns-repeated="17"/>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1000"/>
        </table:table-row>
        <table:table-row table:style-name="ro1">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table:number-columns-repeated="17"/>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1000"/>
        </table:table-row>
        <table:table-row table:style-name="ro1">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table:number-columns-repeated="17"/>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1000"/>
        </table:table-row>
        <table:table-row table:style-name="ro1">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table:number-columns-repeated="17"/>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1000"/>
        </table:table-row>
        <table:table-row table:style-name="ro1">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17"/>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1000"/>
        </table:table-row>
        <table:table-row table:style-name="ro1">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table:number-columns-repeated="17"/>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1000"/>
        </table:table-row>
        <table:table-row table:style-name="ro1">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table:number-columns-repeated="17"/>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1000"/>
        </table:table-row>
        <table:table-row table:style-name="ro1">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table:number-columns-repeated="17"/>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1000"/>
        </table:table-row>
        <table:table-row table:style-name="ro1">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table:number-columns-repeated="17"/>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1000"/>
        </table:table-row>
        <table:table-row table:style-name="ro1">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table:number-columns-repeated="17"/>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1000"/>
        </table:table-row>
        <table:table-row table:style-name="ro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17"/>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1000"/>
        </table:table-row>
        <table:table-row table:style-name="ro1">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17"/>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1000"/>
        </table:table-row>
        <table:table-row table:style-name="ro1">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table:number-columns-repeated="17"/>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1000"/>
        </table:table-row>
        <table:table-row table:style-name="ro1">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number-columns-repeated="17"/>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1000"/>
        </table:table-row>
        <table:table-row table:style-name="ro1">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number-columns-repeated="17"/>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1000"/>
        </table:table-row>
        <table:table-row table:style-name="ro1">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number-columns-repeated="17"/>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1000"/>
        </table:table-row>
        <table:table-row table:style-name="ro1">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number-columns-repeated="17"/>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1000"/>
        </table:table-row>
        <table:table-row table:style-name="ro1">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number-columns-repeated="17"/>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1000"/>
        </table:table-row>
        <table:table-row table:style-name="ro1">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17"/>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1000"/>
        </table:table-row>
        <table:table-row table:style-name="ro1">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17"/>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1000"/>
        </table:table-row>
        <table:table-row table:style-name="ro1">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number-columns-repeated="17"/>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1000"/>
        </table:table-row>
        <table:table-row table:style-name="ro1">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number-columns-repeated="17"/>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1000"/>
        </table:table-row>
        <table:table-row table:style-name="ro1">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number-columns-repeated="17"/>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1000"/>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number-columns-repeated="17"/>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1000"/>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number-columns-repeated="17"/>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1000"/>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number-columns-repeated="17"/>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1000"/>
        </table:table-row>
        <table:table-row table:style-name="ro1">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17"/>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1000"/>
        </table:table-row>
        <table:table-row table:style-name="ro1">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number-columns-repeated="17"/>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1000"/>
        </table:table-row>
        <table:table-row table:style-name="ro1">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number-columns-repeated="17"/>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1000"/>
        </table:table-row>
        <table:table-row table:style-name="ro1">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number-columns-repeated="17"/>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1000"/>
        </table:table-row>
        <table:table-row table:style-name="ro1">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number-columns-repeated="17"/>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1000"/>
        </table:table-row>
        <table:table-row table:style-name="ro1">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number-columns-repeated="17"/>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1000"/>
        </table:table-row>
        <table:table-row table:style-name="ro1">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17"/>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1000"/>
        </table:table-row>
        <table:table-row table:style-name="ro1">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number-columns-repeated="17"/>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1000"/>
        </table:table-row>
        <table:table-row table:style-name="ro1">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number-columns-repeated="17"/>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1000"/>
        </table:table-row>
        <table:table-row table:style-name="ro1">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17"/>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1000"/>
        </table:table-row>
        <table:table-row table:style-name="ro1">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number-columns-repeated="17"/>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1000"/>
        </table:table-row>
        <table:table-row table:style-name="ro1">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number-columns-repeated="17"/>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1000"/>
        </table:table-row>
        <table:table-row table:style-name="ro1">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number-columns-repeated="17"/>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1000"/>
        </table:table-row>
        <table:table-row table:style-name="ro1">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number-columns-repeated="17"/>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1000"/>
        </table:table-row>
        <table:table-row table:style-name="ro1">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number-columns-repeated="17"/>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1000"/>
        </table:table-row>
        <table:table-row table:style-name="ro1">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17"/>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1000"/>
        </table:table-row>
        <table:table-row table:style-name="ro1">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number-columns-repeated="17"/>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1000"/>
        </table:table-row>
        <table:table-row table:style-name="ro1">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number-columns-repeated="17"/>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1000"/>
        </table:table-row>
        <table:table-row table:style-name="ro1">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number-columns-repeated="17"/>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1000"/>
        </table:table-row>
        <table:table-row table:style-name="ro1">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number-columns-repeated="17"/>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1000"/>
        </table:table-row>
        <table:table-row table:style-name="ro1">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number-columns-repeated="17"/>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1000"/>
        </table:table-row>
        <table:table-row table:style-name="ro1">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17"/>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1000"/>
        </table:table-row>
        <table:table-row table:style-name="ro1">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number-columns-repeated="17"/>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1000"/>
        </table:table-row>
        <table:table-row table:style-name="ro1">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number-columns-repeated="17"/>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1000"/>
        </table:table-row>
        <table:table-row table:style-name="ro1">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17"/>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1000"/>
        </table:table-row>
        <table:table-row table:style-name="ro1">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17"/>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1000"/>
        </table:table-row>
        <table:table-row table:style-name="ro1">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17"/>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1000"/>
        </table:table-row>
        <table:table-row table:style-name="ro1">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17"/>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1000"/>
        </table:table-row>
        <table:table-row table:style-name="ro1">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17"/>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1000"/>
        </table:table-row>
        <table:table-row table:style-name="ro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table:number-columns-repeated="17"/>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1000"/>
        </table:table-row>
        <table:table-row table:style-name="ro1">
          <table:table-cell office:value-type="string" calcext:value-type="string">
            <text:p>ARC081</text:p>
          </table:table-cell>
          <table:table-cell office:value-type="string" calcext:value-type="string">
            <text:p>ARC</text:p>
          </table:table-cell>
          <table:table-cell office:value-type="string" calcext:value-type="string">
            <text:p>Morded Tide</text:p>
          </table:table-cell>
          <table:table-cell table:number-columns-repeated="17"/>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1000"/>
        </table:table-row>
        <table:table-row table:style-name="ro1">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table:number-columns-repeated="17"/>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1000"/>
        </table:table-row>
        <table:table-row table:style-name="ro1">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table:number-columns-repeated="17"/>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1000"/>
        </table:table-row>
        <table:table-row table:style-name="ro1">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table:number-columns-repeated="17"/>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1000"/>
        </table:table-row>
        <table:table-row table:style-name="ro1">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table:number-columns-repeated="17"/>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1000"/>
        </table:table-row>
        <table:table-row table:style-name="ro1">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17"/>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1000"/>
        </table:table-row>
        <table:table-row table:style-name="ro1">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table:number-columns-repeated="17"/>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1000"/>
        </table:table-row>
        <table:table-row table:style-name="ro1">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17"/>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1000"/>
        </table:table-row>
        <table:table-row table:style-name="ro1">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table:number-columns-repeated="17"/>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1000"/>
        </table:table-row>
        <table:table-row table:style-name="ro1">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table:number-columns-repeated="17"/>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1000"/>
        </table:table-row>
        <table:table-row table:style-name="ro1">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table:number-columns-repeated="17"/>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1000"/>
        </table:table-row>
        <table:table-row table:style-name="ro1">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17"/>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1000"/>
        </table:table-row>
        <table:table-row table:style-name="ro1">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table:number-columns-repeated="17"/>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1000"/>
        </table:table-row>
        <table:table-row table:style-name="ro1">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table:number-columns-repeated="17"/>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1000"/>
        </table:table-row>
        <table:table-row table:style-name="ro1">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table:number-columns-repeated="17"/>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1000"/>
        </table:table-row>
        <table:table-row table:style-name="ro1">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17"/>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1000"/>
        </table:table-row>
        <table:table-row table:style-name="ro1">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table:number-columns-repeated="17"/>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1000"/>
        </table:table-row>
        <table:table-row table:style-name="ro1">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17"/>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1000"/>
        </table:table-row>
        <table:table-row table:style-name="ro1">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table:number-columns-repeated="17"/>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1000"/>
        </table:table-row>
        <table:table-row table:style-name="ro7">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table:number-columns-repeated="17"/>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1000"/>
        </table:table-row>
        <table:table-row table:style-name="ro7">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table:number-columns-repeated="17"/>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1000"/>
        </table:table-row>
        <table:table-row table:style-name="ro7">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17"/>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1000"/>
        </table:table-row>
        <table:table-row table:style-name="ro7">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17"/>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1000"/>
        </table:table-row>
        <table:table-row table:style-name="ro7">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table:number-columns-repeated="17"/>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1000"/>
        </table:table-row>
        <table:table-row table:style-name="ro7">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table:number-columns-repeated="17"/>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1000"/>
        </table:table-row>
        <table:table-row table:style-name="ro7">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17"/>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1000"/>
        </table:table-row>
        <table:table-row table:style-name="ro7">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table:number-columns-repeated="17"/>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1000"/>
        </table:table-row>
        <table:table-row table:style-name="ro7">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table:number-columns-repeated="17"/>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1000"/>
        </table:table-row>
        <table:table-row table:style-name="ro7">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table:number-columns-repeated="17"/>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1000"/>
        </table:table-row>
        <table:table-row table:style-name="ro7">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table:number-columns-repeated="17"/>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1000"/>
        </table:table-row>
        <table:table-row table:style-name="ro7">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table:number-columns-repeated="17"/>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1000"/>
        </table:table-row>
        <table:table-row table:style-name="ro7">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17"/>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1000"/>
        </table:table-row>
        <table:table-row table:style-name="ro7">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17"/>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1000"/>
        </table:table-row>
        <table:table-row table:style-name="ro7">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17"/>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1000"/>
        </table:table-row>
        <table:table-row table:style-name="ro7">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17"/>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1000"/>
        </table:table-row>
        <table:table-row table:style-name="ro7">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17"/>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1000"/>
        </table:table-row>
        <table:table-row table:style-name="ro7">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17"/>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1000"/>
        </table:table-row>
        <table:table-row table:style-name="ro7">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table:number-columns-repeated="17"/>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1000"/>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17"/>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1000"/>
        </table:table-row>
        <table:table-row table:style-name="ro7">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table:number-columns-repeated="17"/>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1000"/>
        </table:table-row>
        <table:table-row table:style-name="ro7">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table:number-columns-repeated="17"/>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1000"/>
        </table:table-row>
        <table:table-row table:style-name="ro7">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table:number-columns-repeated="17"/>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1000"/>
        </table:table-row>
        <table:table-row table:style-name="ro7">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17"/>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1000"/>
        </table:table-row>
        <table:table-row table:style-name="ro7">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table:number-columns-repeated="17"/>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1000"/>
        </table:table-row>
        <table:table-row table:style-name="ro7">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table:number-columns-repeated="17"/>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1000"/>
        </table:table-row>
        <table:table-row table:style-name="ro7">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table:number-columns-repeated="17"/>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1000"/>
        </table:table-row>
        <table:table-row table:style-name="ro7">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17"/>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1000"/>
        </table:table-row>
        <table:table-row table:style-name="ro7">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table:number-columns-repeated="17"/>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1000"/>
        </table:table-row>
        <table:table-row table:style-name="ro7">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table:number-columns-repeated="17"/>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1000"/>
        </table:table-row>
        <table:table-row table:style-name="ro7">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17"/>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1000"/>
        </table:table-row>
        <table:table-row table:style-name="ro7">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table:number-columns-repeated="17"/>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1000"/>
        </table:table-row>
        <table:table-row table:style-name="ro7">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17"/>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1000"/>
        </table:table-row>
        <table:table-row table:style-name="ro7">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table:number-columns-repeated="17"/>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1000"/>
        </table:table-row>
        <table:table-row table:style-name="ro7">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table:number-columns-repeated="17"/>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1000"/>
        </table:table-row>
        <table:table-row table:style-name="ro7">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table:number-columns-repeated="17"/>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1000"/>
        </table:table-row>
        <table:table-row table:style-name="ro7">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table:number-columns-repeated="17"/>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1000"/>
        </table:table-row>
        <table:table-row table:style-name="ro7">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table:number-columns-repeated="17"/>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1000"/>
        </table:table-row>
        <table:table-row table:style-name="ro7">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17"/>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1000"/>
        </table:table-row>
        <table:table-row table:style-name="ro7">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table:number-columns-repeated="17"/>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1000"/>
        </table:table-row>
        <table:table-row table:style-name="ro7">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table:number-columns-repeated="17"/>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1000"/>
        </table:table-row>
        <table:table-row table:style-name="ro7">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17"/>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1000"/>
        </table:table-row>
        <table:table-row table:style-name="ro7">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table:number-columns-repeated="17"/>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1000"/>
        </table:table-row>
        <table:table-row table:style-name="ro7">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table:number-columns-repeated="17"/>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1000"/>
        </table:table-row>
        <table:table-row table:style-name="ro7">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table:number-columns-repeated="17"/>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1000"/>
        </table:table-row>
        <table:table-row table:style-name="ro7">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table:number-columns-repeated="17"/>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1000"/>
        </table:table-row>
        <table:table-row table:style-name="ro7">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table:number-columns-repeated="17"/>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1000"/>
        </table:table-row>
        <table:table-row table:style-name="ro7">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table:number-columns-repeated="17"/>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1000"/>
        </table:table-row>
        <table:table-row table:style-name="ro7">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17"/>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1000"/>
        </table:table-row>
        <table:table-row table:style-name="ro7">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table:number-columns-repeated="17"/>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1000"/>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17"/>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1000"/>
        </table:table-row>
        <table:table-row table:style-name="ro7">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17"/>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1000"/>
        </table:table-row>
        <table:table-row table:style-name="ro7">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17"/>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1000"/>
        </table:table-row>
        <table:table-row table:style-name="ro7">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17"/>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1000"/>
        </table:table-row>
        <table:table-row table:style-name="ro7">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17"/>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1000"/>
        </table:table-row>
        <table:table-row table:style-name="ro7">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17"/>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1000"/>
        </table:table-row>
        <table:table-row table:style-name="ro7">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17"/>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1000"/>
        </table:table-row>
        <table:table-row table:style-name="ro7">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17"/>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1000"/>
        </table:table-row>
        <table:table-row table:style-name="ro7">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17"/>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1000"/>
        </table:table-row>
        <table:table-row table:style-name="ro7">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table:number-columns-repeated="17"/>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1000"/>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table:number-columns-repeated="17"/>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1000"/>
        </table:table-row>
        <table:table-row table:style-name="ro7">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table:number-columns-repeated="17"/>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1000"/>
        </table:table-row>
        <table:table-row table:style-name="ro7">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table:number-columns-repeated="17"/>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1000"/>
        </table:table-row>
        <table:table-row table:style-name="ro7">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table:number-columns-repeated="17"/>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1000"/>
        </table:table-row>
        <table:table-row table:style-name="ro7">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17"/>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1000"/>
        </table:table-row>
        <table:table-row table:style-name="ro7">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table:number-columns-repeated="17"/>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1000"/>
        </table:table-row>
        <table:table-row table:style-name="ro7">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table:number-columns-repeated="17"/>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1000"/>
        </table:table-row>
        <table:table-row table:style-name="ro7">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table:number-columns-repeated="17"/>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1000"/>
        </table:table-row>
        <table:table-row table:style-name="ro7">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17"/>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1000"/>
        </table:table-row>
        <table:table-row table:style-name="ro7">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table:number-columns-repeated="17"/>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1000"/>
        </table:table-row>
        <table:table-row table:style-name="ro7">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table:number-columns-repeated="15"/>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1000"/>
        </table:table-row>
        <table:table-row table:style-name="ro7">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table:number-columns-repeated="15"/>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1000"/>
        </table:table-row>
        <table:table-row table:style-name="ro7">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table:number-columns-repeated="15"/>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1000"/>
        </table:table-row>
        <table:table-row table:style-name="ro7">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17"/>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1000"/>
        </table:table-row>
        <table:table-row table:style-name="ro7">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table:number-columns-repeated="17"/>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1000"/>
        </table:table-row>
        <table:table-row table:style-name="ro7">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table:number-columns-repeated="17"/>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1000"/>
        </table:table-row>
        <table:table-row table:style-name="ro7">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17"/>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1000"/>
        </table:table-row>
        <table:table-row table:style-name="ro7">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table:number-columns-repeated="17"/>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1000"/>
        </table:table-row>
        <table:table-row table:style-name="ro7">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table:number-columns-repeated="17"/>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1000"/>
        </table:table-row>
        <table:table-row table:style-name="ro7">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table:number-columns-repeated="17"/>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1000"/>
        </table:table-row>
        <table:table-row table:style-name="ro7">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17"/>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1000"/>
        </table:table-row>
        <table:table-row table:style-name="ro7">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table:number-columns-repeated="17"/>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1000"/>
        </table:table-row>
        <table:table-row table:style-name="ro7">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table:number-columns-repeated="17"/>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1000"/>
        </table:table-row>
        <table:table-row table:style-name="ro7">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table:number-columns-repeated="17"/>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1000"/>
        </table:table-row>
        <table:table-row table:style-name="ro7">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table:number-columns-repeated="17"/>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1000"/>
        </table:table-row>
        <table:table-row table:style-name="ro7">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table:number-columns-repeated="17"/>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1000"/>
        </table:table-row>
        <table:table-row table:style-name="ro7">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17"/>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1000"/>
        </table:table-row>
        <table:table-row table:style-name="ro7">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table:number-columns-repeated="17"/>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1000"/>
        </table:table-row>
        <table:table-row table:style-name="ro7">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17"/>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1000"/>
        </table:table-row>
        <table:table-row table:style-name="ro7">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table:number-columns-repeated="17"/>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1000"/>
        </table:table-row>
        <table:table-row table:style-name="ro7">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table:number-columns-repeated="17"/>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1000"/>
        </table:table-row>
        <table:table-row table:style-name="ro7">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table:number-columns-repeated="17"/>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1000"/>
        </table:table-row>
        <table:table-row table:style-name="ro7">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table:number-columns-repeated="17"/>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1000"/>
        </table:table-row>
        <table:table-row table:style-name="ro7">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table:number-columns-repeated="17"/>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1000"/>
        </table:table-row>
        <table:table-row table:style-name="ro7">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table:number-columns-repeated="17"/>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1000"/>
        </table:table-row>
        <table:table-row table:style-name="ro7">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17"/>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1000"/>
        </table:table-row>
        <table:table-row table:style-name="ro7">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table:number-columns-repeated="17"/>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1000"/>
        </table:table-row>
        <table:table-row table:style-name="ro7">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17"/>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1000"/>
        </table:table-row>
        <table:table-row table:style-name="ro7">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table:number-columns-repeated="17"/>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1000"/>
        </table:table-row>
        <table:table-row table:style-name="ro7">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table:number-columns-repeated="17"/>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1000"/>
        </table:table-row>
        <table:table-row table:style-name="ro7">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table:number-columns-repeated="17"/>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1000"/>
        </table:table-row>
        <table:table-row table:style-name="ro7">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table:number-columns-repeated="17"/>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1000"/>
        </table:table-row>
        <table:table-row table:style-name="ro7">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table:number-columns-repeated="17"/>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1000"/>
        </table:table-row>
        <table:table-row table:style-name="ro7">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17"/>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1000"/>
        </table:table-row>
        <table:table-row table:style-name="ro7">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table:number-columns-repeated="17"/>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1000"/>
        </table:table-row>
        <table:table-row table:style-name="ro7">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table:number-columns-repeated="17"/>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1000"/>
        </table:table-row>
        <table:table-row table:style-name="ro7">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17"/>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1000"/>
        </table:table-row>
        <table:table-row table:style-name="ro7">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table:number-columns-repeated="17"/>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1000"/>
        </table:table-row>
        <table:table-row table:style-name="ro7">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table:number-columns-repeated="17"/>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1000"/>
        </table:table-row>
        <table:table-row table:style-name="ro7">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table:number-columns-repeated="17"/>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1000"/>
        </table:table-row>
        <table:table-row table:style-name="ro7">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table:number-columns-repeated="17"/>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1000"/>
        </table:table-row>
        <table:table-row table:style-name="ro7">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table:number-columns-repeated="17"/>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1000"/>
        </table:table-row>
        <table:table-row table:style-name="ro7">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table:number-columns-repeated="17"/>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1000"/>
        </table:table-row>
        <table:table-row table:style-name="ro7">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table:number-columns-repeated="17"/>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1000"/>
        </table:table-row>
        <table:table-row table:style-name="ro7">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table:number-columns-repeated="17"/>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1000"/>
        </table:table-row>
        <table:table-row table:style-name="ro7">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table:number-columns-repeated="17"/>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1000"/>
        </table:table-row>
        <table:table-row table:style-name="ro7">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table:number-columns-repeated="17"/>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1000"/>
        </table:table-row>
        <table:table-row table:style-name="ro7">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table:number-columns-repeated="17"/>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1000"/>
        </table:table-row>
        <table:table-row table:style-name="ro7">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table:number-columns-repeated="17"/>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1000"/>
        </table:table-row>
        <table:table-row table:style-name="ro13" table:number-rows-repeated="1048129">
          <table:table-cell table:number-columns-repeated="1023"/>
        </table:table-row>
        <table:table-row table:style-name="ro13">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17:12:39.7011835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17:39:11.260852445</dc:date>
    <meta:editing-duration>PT4H26M7S</meta:editing-duration>
    <meta:editing-cycles>168</meta:editing-cycles>
    <meta:generator>LibreOffice/7.2.5.2$MacOSX_X86_64 LibreOffice_project/499f9727c189e6ef3471021d6132d4c694f357e5</meta:generator>
    <meta:document-statistic meta:table-count="1" meta:cell-count="3847" meta:object-count="0"/>
    <meta:user-defined meta:name=""/>
  </office:meta>
</office:document-meta>
</file>